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543in"/>
    </style:style>
    <style:style style:name="co2" style:family="table-column">
      <style:table-column-properties fo:break-before="auto" style:column-width="2.9382in"/>
    </style:style>
    <style:style style:name="co3" style:family="table-column">
      <style:table-column-properties fo:break-before="auto" style:column-width="5.9209in"/>
    </style:style>
    <style:style style:name="co4" style:family="table-column">
      <style:table-column-properties fo:break-before="auto" style:column-width="0.8925in"/>
    </style:style>
    <style:style style:name="co5" style:family="table-column">
      <style:table-column-properties fo:break-before="auto" style:column-width="11.8744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228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1756in" fo:break-before="auto" style:use-optimal-row-height="false"/>
    </style:style>
    <style:style style:name="ro9" style:family="table-row">
      <style:table-row-properties style:row-height="4.0937in" fo:break-before="auto" style:use-optimal-row-height="false"/>
    </style:style>
    <style:style style:name="ta1" style:family="table" style:master-page-name="PageStyle_5f_Blog_20_list">
      <style:table-properties table:display="true" style:writing-mode="lr-tb"/>
    </style:style>
    <style:style style:name="ta2" style:family="table" style:master-page-name="PageStyle_5f_methodology">
      <style:table-properties table:display="true" style:writing-mode="lr-tb"/>
    </style:style>
    <style:style style:name="ce1" style:family="table-cell" style:parent-style-name="Default">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 style:family="table-cell" style:parent-style-name="Default">
      <style:table-cell-properties style:glyph-orientation-vertical="0" fo:background-color="#999999" style:text-align-source="value-type" style:repeat-content="false" fo:wrap-option="wrap" style:direction="ltr" style:rotation-angle="0" style:rotation-align="none" style:shrink-to-fit="false" style:vertical-align="automatic"/>
      <style:paragraph-properties fo:margin-left="0in"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ackground-color="#999999" style:text-align-source="value-type" style:repeat-content="false" fo:wrap-option="wrap" style:direction="ltr" style:rotation-angle="0" style:rotation-align="none" style:shrink-to-fit="false" style:vertical-align="automatic"/>
      <style:paragraph-properties fo:margin-left="0in" style:writing-mode="page"/>
      <style:text-properties fo:color="#ffffff"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0"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fo:background-color="#999999"/>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Default">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text-position="0% 100%"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text-outline="false" style:text-line-through-style="none" style:text-position="0% 100%"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Blog list" table:style-name="ta1" table:print="false">
        <office:forms form:automatic-focus="false" form:apply-design-mode="false"/>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4" table:number-columns-repeated="252" table:default-cell-style-name="Default"/>
        <table:table-row table:style-name="ro1">
          <table:table-cell table:style-name="ce1" office:value-type="string">
            <text:p>African blogs focused on issues of ICT4D, ICT policy, media issues, freedom of expression issues, ICT and democracy/rights issues.</text:p>
          </table:table-cell>
          <table:table-cell table:style-name="ce1" table:number-columns-repeated="255"/>
        </table:table-row>
        <table:table-row table:style-name="ro1">
          <table:table-cell table:style-name="ce2" office:value-type="string">
            <text:p>Compiled by APC, May 2008</text:p>
          </table:table-cell>
          <table:table-cell table:style-name="ce1" table:number-columns-repeated="255"/>
        </table:table-row>
        <table:table-row table:style-name="ro2">
          <table:table-cell table:style-name="Default" table:number-columns-repeated="4"/>
          <table:table-cell table:number-columns-repeated="252"/>
        </table:table-row>
        <table:table-row table:style-name="ro1">
          <table:table-cell table:style-name="ce3" office:value-type="string">
            <text:p>Name of the blog</text:p>
          </table:table-cell>
          <table:table-cell table:style-name="ce3" office:value-type="string">
            <text:p>url</text:p>
          </table:table-cell>
          <table:table-cell table:style-name="ce3" office:value-type="string">
            <text:p>description</text:p>
          </table:table-cell>
          <table:table-cell table:style-name="ce3" office:value-type="string">
            <text:p>language</text:p>
          </table:table-cell>
          <table:table-cell table:style-name="ce12" table:number-columns-repeated="252"/>
        </table:table-row>
        <table:table-row table:style-name="ro2">
          <table:table-cell/>
          <table:table-cell table:style-name="ce4" table:number-columns-repeated="3"/>
          <table:table-cell table:style-name="ce7" table:number-columns-repeated="252"/>
        </table:table-row>
        <table:table-row table:style-name="ro3">
          <table:table-cell table:style-name="ce5" office:value-type="string">
            <text:p>Blog Aggregators</text:p>
          </table:table-cell>
          <table:table-cell table:style-name="ce5" table:number-columns-repeated="3"/>
          <table:table-cell table:style-name="ce13" table:number-columns-repeated="252"/>
        </table:table-row>
        <table:table-row table:style-name="ro2">
          <table:table-cell office:value-type="string">
            <text:p>Afrigator</text:p>
          </table:table-cell>
          <table:table-cell table:style-name="ce8" office:value-type="string">
            <text:p><text:a xlink:href="http://afrigator.com/">http://afrigator.com </text:a></text:p>
          </table:table-cell>
          <table:table-cell office:value-type="string">
            <text:p>Aggregator of African blogs, including blogs focused on ICT4D, advocacy, etc.</text:p>
          </table:table-cell>
          <table:table-cell office:value-type="string">
            <text:p>En</text:p>
          </table:table-cell>
          <table:table-cell table:number-columns-repeated="252"/>
        </table:table-row>
        <table:table-row table:style-name="ro2">
          <table:table-cell office:value-type="string">
            <text:p>Africa &amp; ICT</text:p>
          </table:table-cell>
          <table:table-cell table:style-name="ce8" office:value-type="string">
            <text:p><text:a xlink:href="http://wordpress.com/tag/african-ict/">http://wordpress.com/tag/african-ict/ </text:a></text:p>
          </table:table-cell>
          <table:table-cell office:value-type="string">
            <text:p>Aggregated blogs about Africa&amp;ICT @ Wordpress</text:p>
          </table:table-cell>
          <table:table-cell office:value-type="string">
            <text:p>En</text:p>
          </table:table-cell>
          <table:table-cell table:number-columns-repeated="252"/>
        </table:table-row>
        <table:table-row table:style-name="ro4">
          <table:table-cell table:style-name="ce6" office:value-type="string">
            <text:p>Amatomu</text:p>
          </table:table-cell>
          <table:table-cell table:style-name="Default" office:value-type="string">
            <text:p><text:a xlink:href="http://www.amatomu.com/cat.php?cat=3">http://www.amatomu.com/cat.php?cat=3</text:a> </text:p>
          </table:table-cell>
          <table:table-cell table:style-name="Default" office:value-type="string">
            <text:p>South African blog aggregator featuring also 'technology' category</text:p>
          </table:table-cell>
          <table:table-cell table:style-name="Default"/>
          <table:table-cell table:number-columns-repeated="252"/>
        </table:table-row>
        <table:table-row table:style-name="ro4">
          <table:table-cell office:value-type="string">
            <text:p>Blogging Africa – Pambazuka News</text:p>
          </table:table-cell>
          <table:table-cell table:style-name="ce8" office:value-type="string">
            <text:p><text:a xlink:href="http://www.pambazuka.org/en/category/blog/">http://www.pambazuka.org/en/category/blog/ </text:a></text:p>
          </table:table-cell>
          <table:table-cell office:value-type="string">
            <text:p>News service on African blogs on all types of issues related to social justice in Africa</text:p>
          </table:table-cell>
          <table:table-cell office:value-type="string">
            <text:p>En</text:p>
          </table:table-cell>
          <table:table-cell table:number-columns-repeated="252"/>
        </table:table-row>
        <table:table-row table:style-name="ro2">
          <table:table-cell office:value-type="string">
            <text:p>Inexhaustive List of African Blogs and Web 2.0 Sites</text:p>
          </table:table-cell>
          <table:table-cell table:style-name="ce8" office:value-type="string">
            <text:p><text:a xlink:href="http://wiki.kabissa.org/web_2.0/3.resources/inexhaustive_list_of_african_blogs_and_web_2.0_sites">http://wiki.kabissa.org/web_2.0/3.resources/inexhaustive_list_of_african_blogs_and_web_2.0_sites </text:a></text:p>
          </table:table-cell>
          <table:table-cell office:value-type="string">
            <text:p>Inexhaustive List of African Blogs and Web 2.0 Sites on <text:s/>Kabissa.org wiki</text:p>
          </table:table-cell>
          <table:table-cell office:value-type="string">
            <text:p>En</text:p>
          </table:table-cell>
          <table:table-cell table:number-columns-repeated="252"/>
        </table:table-row>
        <table:table-row table:style-name="ro3">
          <table:table-cell table:style-name="ce5" office:value-type="string">
            <text:p>Blogs</text:p>
          </table:table-cell>
          <table:table-cell table:style-name="ce5" table:number-columns-repeated="3"/>
          <table:table-cell table:style-name="ce14" table:number-columns-repeated="252"/>
        </table:table-row>
        <table:table-row table:style-name="ro2">
          <table:table-cell table:style-name="ce7" office:value-type="string">
            <text:p>3wan.net </text:p>
          </table:table-cell>
          <table:table-cell table:style-name="Default" office:value-type="string">
            <text:p><text:a xlink:href="http://sutherla.blogspot.com/">http://sutherla.blogspot.com/</text:a> </text:p>
          </table:table-cell>
          <table:table-cell table:style-name="Default" office:value-type="string">
            <text:p>Blog by Ewan Sutherland on (also African) telecoms and regulations.</text:p>
          </table:table-cell>
          <table:table-cell table:style-name="Default"/>
          <table:table-cell table:number-columns-repeated="252"/>
        </table:table-row>
        <table:table-row table:style-name="ro5">
          <table:table-cell office:value-type="string">
            <text:p>africa blog</text:p>
          </table:table-cell>
          <table:table-cell table:style-name="ce8" office:value-type="string">
            <text:p><text:a xlink:href="http://mayafrica.wordpress.com/category/ict4d/">http://mayafrica.wordpress.com/category/ict4d/ </text:a></text:p>
          </table:table-cell>
          <table:table-cell office:value-type="string">
            <text:p>Blog on issues related to HIV/AIDS and ICTs in Africa, Handheld computers in development, ICT4D, PDA's for development, Poverty, Telecoms for Development...</text:p>
          </table:table-cell>
          <table:table-cell office:value-type="string">
            <text:p>En</text:p>
          </table:table-cell>
          <table:table-cell table:number-columns-repeated="252"/>
        </table:table-row>
        <table:table-row table:style-name="ro5">
          <table:table-cell office:value-type="string">
            <text:p>AfriGadget</text:p>
          </table:table-cell>
          <table:table-cell table:style-name="ce8" office:value-type="string">
            <text:p><text:a xlink:href="http://www.afrigadget.com/category/communication/">http://www.afrigadget.com/category/communication/ </text:a></text:p>
          </table:table-cell>
          <table:table-cell office:value-type="string">
            <text:p>Solving everyday problems with African ingenuity – One of the blog's sections is dedicated to communication</text:p>
          </table:table-cell>
          <table:table-cell office:value-type="string">
            <text:p>En</text:p>
          </table:table-cell>
          <table:table-cell table:number-columns-repeated="252"/>
        </table:table-row>
        <table:table-row table:style-name="ro2">
          <table:table-cell office:value-type="string">
            <text:p>Aluka Blog</text:p>
          </table:table-cell>
          <table:table-cell table:style-name="ce8" office:value-type="string">
            <text:p><text:a xlink:href="http://blog.aluka.org/">http://blog.aluka.org/ </text:a></text:p>
          </table:table-cell>
          <table:table-cell office:value-type="string">
            <text:p>Aluka blog - Building a digital library of scholarly resources from and about Africa <text:s/></text:p>
          </table:table-cell>
          <table:table-cell office:value-type="string">
            <text:p>En</text:p>
          </table:table-cell>
          <table:table-cell table:number-columns-repeated="252"/>
        </table:table-row>
        <table:table-row table:style-name="ro2">
          <table:table-cell office:value-type="string">
            <text:p>ANYTHING ICT AND OPEN SOURCE</text:p>
          </table:table-cell>
          <table:table-cell table:style-name="ce8" office:value-type="string">
            <text:p><text:a xlink:href="http://charlesaselorm.blogspot.com/">http://charlesaselorm.blogspot.com </text:a></text:p>
          </table:table-cell>
          <table:table-cell office:value-type="string">
            <text:p>Blog by Ghanean ICT and open source acttivist and enthusiast Charles Amega-Selorm </text:p>
          </table:table-cell>
          <table:table-cell office:value-type="string">
            <text:p>En</text:p>
          </table:table-cell>
          <table:table-cell table:number-columns-repeated="252"/>
        </table:table-row>
        <table:table-row table:style-name="ro2">
          <table:table-cell office:value-type="string">
            <text:p>APC Blog – English</text:p>
          </table:table-cell>
          <table:table-cell table:style-name="ce8" office:value-type="string">
            <text:p><text:a xlink:href="http://www.apc.org/en/blog">http://www.apc.org/en/blog </text:a></text:p>
          </table:table-cell>
          <table:table-cell office:value-type="string">
            <text:p>Blog of The Association for Progressive Communications APC</text:p>
          </table:table-cell>
          <table:table-cell office:value-type="string">
            <text:p>En</text:p>
          </table:table-cell>
          <table:table-cell table:number-columns-repeated="252"/>
        </table:table-row>
        <table:table-row table:style-name="ro5">
          <table:table-cell office:value-type="string">
            <text:p>Beer, Coffee, and a little DSP</text:p>
          </table:table-cell>
          <table:table-cell table:style-name="ce8" office:value-type="string">
            <text:p><text:a xlink:href="http://www.rowetel.com/blog/?p=68">http://www.rowetel.com/blog/?p=68 </text:a></text:p>
          </table:table-cell>
          <table:table-cell office:value-type="string">
            <text:p>Blog by David Rowe whose company is specializing on development of low cost wireless and other networking solutions</text:p>
          </table:table-cell>
          <table:table-cell office:value-type="string">
            <text:p>En</text:p>
          </table:table-cell>
          <table:table-cell table:number-columns-repeated="252"/>
        </table:table-row>
        <table:table-row table:style-name="ro2">
          <table:table-cell office:value-type="string">
            <text:p>changing journalism</text:p>
          </table:table-cell>
          <table:table-cell table:style-name="ce8" office:value-type="string">
            <text:p><text:a xlink:href="http://beckyit.blogspot.com/">http://beckyit.blogspot.com/ </text:a></text:p>
          </table:table-cell>
          <table:table-cell office:value-type="string">
            <text:p>Blog by a Kenyan blogger Rebecca Wanjiku, writing on Journalism, ICTs, digital villages, etc</text:p>
          </table:table-cell>
          <table:table-cell office:value-type="string">
            <text:p>En</text:p>
          </table:table-cell>
          <table:table-cell table:number-columns-repeated="252"/>
        </table:table-row>
        <table:table-row table:style-name="ro2">
          <table:table-cell office:value-type="string">
            <text:p>Clement Nyirenda’s blog world</text:p>
          </table:table-cell>
          <table:table-cell table:style-name="ce8" office:value-type="string">
            <text:p><text:a xlink:href="http://nthambazale.com/">http://nthambazale.com/ </text:a></text:p>
          </table:table-cell>
          <table:table-cell office:value-type="string">
            <text:p>Clement Nyirenda’s blog on technology and its use in the fight against poverty</text:p>
          </table:table-cell>
          <table:table-cell office:value-type="string">
            <text:p>En</text:p>
          </table:table-cell>
          <table:table-cell table:number-columns-repeated="252"/>
        </table:table-row>
        <table:table-row table:style-name="ro5">
          <table:table-cell office:value-type="string">
            <text:p>CodeZed</text:p>
          </table:table-cell>
          <table:table-cell table:style-name="ce8" office:value-type="string">
            <text:p><text:a xlink:href="http://www.codezed.org/">http://www.codezed.org/ </text:a></text:p>
          </table:table-cell>
          <table:table-cell office:value-type="string">
            <text:p>Blog by (and for) People passionate about technology and even more passionate about technology in Zambia.</text:p>
          </table:table-cell>
          <table:table-cell office:value-type="string">
            <text:p>En</text:p>
          </table:table-cell>
          <table:table-cell table:number-columns-repeated="252"/>
        </table:table-row>
        <table:table-row table:style-name="ro2">
          <table:table-cell office:value-type="string">
            <text:p>E-luminations</text:p>
          </table:table-cell>
          <table:table-cell/>
          <table:table-cell office:value-type="string">
            <text:p>Blog on ICTs in education by South African blogger Kobus van Wyk</text:p>
          </table:table-cell>
          <table:table-cell office:value-type="string">
            <text:p>En</text:p>
          </table:table-cell>
          <table:table-cell table:number-columns-repeated="252"/>
        </table:table-row>
        <table:table-row table:style-name="ro2">
          <table:table-cell office:value-type="string">
            <text:p>e-protesting Ugandans</text:p>
          </table:table-cell>
          <table:table-cell table:style-name="ce8" office:value-type="string">
            <text:p><text:a xlink:href="http://e-protestingugandans.blogspot.com/">http://e-protestingugandans.blogspot.com/ </text:a></text:p>
          </table:table-cell>
          <table:table-cell office:value-type="string">
            <text:p>Newly set-up blog by Ugandan blogger Musoke-Kezio David </text:p>
          </table:table-cell>
          <table:table-cell office:value-type="string">
            <text:p>En</text:p>
          </table:table-cell>
          <table:table-cell table:number-columns-repeated="252"/>
        </table:table-row>
        <table:table-row table:style-name="ro6">
          <table:table-cell office:value-type="string">
            <text:p>Experiences </text:p>
          </table:table-cell>
          <table:table-cell table:style-name="ce8" office:value-type="string">
            <text:p><text:a xlink:href="http://kjohnah.blogspot.com/">http://kjohnah.blogspot.com/ </text:a></text:p>
          </table:table-cell>
          <table:table-cell office:value-type="string">
            <text:p>Private blog by Ugandan blogger John Kibuuka - Experiences on things that contribute towards the development of the east African region, with a special focus on on Information Communication Technologies.</text:p>
          </table:table-cell>
          <table:table-cell office:value-type="string">
            <text:p>En</text:p>
          </table:table-cell>
          <table:table-cell table:number-columns-repeated="252"/>
        </table:table-row>
        <table:table-row table:style-name="ro2">
          <table:table-cell table:style-name="ce7" office:value-type="string">
            <text:p>Forum for Agricultural Research in Africa</text:p>
          </table:table-cell>
          <table:table-cell table:style-name="ce10" office:value-type="string">
            <text:p><text:a xlink:href="http://farastaff.blogspot.com/">http://farastaff.blogspot.com/ </text:a></text:p>
          </table:table-cell>
          <table:table-cell table:style-name="Default" office:value-type="string">
            <text:p>Blog by Forum For Agricultural Research in Africa – focus on ICT4D</text:p>
          </table:table-cell>
          <table:table-cell table:style-name="Default" office:value-type="string">
            <text:p>En</text:p>
          </table:table-cell>
          <table:table-cell table:number-columns-repeated="252"/>
        </table:table-row>
        <table:table-row table:style-name="ro5">
          <table:table-cell office:value-type="string">
            <text:p>ICT Journalist</text:p>
          </table:table-cell>
          <table:table-cell table:style-name="ce8" office:value-type="string">
            <text:p><text:a xlink:href="http://brendait.blogspot.com/">http://brendait.blogspot.com/ </text:a></text:p>
          </table:table-cell>
          <table:table-cell office:value-type="string">
            <text:p>Blog by Zambian journalist Brenda Zulu, covering conferences and events in relation to ICT4D issues</text:p>
          </table:table-cell>
          <table:table-cell office:value-type="string">
            <text:p>En</text:p>
          </table:table-cell>
          <table:table-cell table:number-columns-repeated="252"/>
        </table:table-row>
        <table:table-row table:style-name="ro2">
          <table:table-cell office:value-type="string">
            <text:p>In an African Minute</text:p>
          </table:table-cell>
          <table:table-cell table:style-name="ce8" office:value-type="string">
            <text:p><text:a xlink:href="http://inanafricanminute.blogspot.com/search/label/ICT4D">http://inanafricanminute.blogspot.com/search/label/ICT4D </text:a></text:p>
          </table:table-cell>
          <table:table-cell office:value-type="string">
            <text:p>Joshua Goldstein's blog on issues related to Internet &amp; Democracy, ICT4D, etc...</text:p>
          </table:table-cell>
          <table:table-cell office:value-type="string">
            <text:p>En</text:p>
          </table:table-cell>
          <table:table-cell table:number-columns-repeated="252"/>
        </table:table-row>
        <table:table-row table:style-name="ro2">
          <table:table-cell table:style-name="ce7" office:value-type="string">
            <text:p>Info Zone</text:p>
          </table:table-cell>
          <table:table-cell table:style-name="ce8" office:value-type="string">
            <text:p><text:a xlink:href="http://henryaddo.blogspot.com/">http://henryaddo.blogspot.com/ </text:a></text:p>
          </table:table-cell>
          <table:table-cell table:style-name="Default" office:value-type="string">
            <text:p>Ghanian blogger Henry Addo on technology</text:p>
          </table:table-cell>
          <table:table-cell office:value-type="string">
            <text:p>En</text:p>
          </table:table-cell>
          <table:table-cell table:number-columns-repeated="252"/>
        </table:table-row>
        <table:table-row table:style-name="ro5">
          <table:table-cell office:value-type="string">
            <text:p>Jackfruity</text:p>
          </table:table-cell>
          <table:table-cell table:style-name="ce8" office:value-type="string">
            <text:p><text:a xlink:href="http://jackfruity.blogspot.com/">http://jackfruity.blogspot.com/ </text:a></text:p>
          </table:table-cell>
          <table:table-cell office:value-type="string">
            <text:p>Jackfruity is the blog of Rebekah Heacock, a 23-year-old digital media habitué from Lawrence, KS. She writes about conflict, aid &amp; development,</text:p>
          </table:table-cell>
          <table:table-cell office:value-type="string">
            <text:p>En</text:p>
          </table:table-cell>
          <table:table-cell table:number-columns-repeated="252"/>
        </table:table-row>
        <table:table-row table:style-name="ro2">
          <table:table-cell office:value-type="string">
            <text:p>Jespin Tanzania</text:p>
          </table:table-cell>
          <table:table-cell office:value-type="string">
            <text:p><text:a xlink:href="http://guhle.typepad.com/jespintanzania/">http://guhle.typepad.com/jespintanzania/</text:a> </text:p>
          </table:table-cell>
          <table:table-cell office:value-type="string">
            <text:p>A blog about technology, politics and life in Tanzania</text:p>
          </table:table-cell>
          <table:table-cell office:value-type="string">
            <text:p>En</text:p>
          </table:table-cell>
          <table:table-cell table:number-columns-repeated="252"/>
        </table:table-row>
        <table:table-row table:style-name="ro2">
          <table:table-cell office:value-type="string">
            <text:p>Kabissa</text:p>
          </table:table-cell>
          <table:table-cell table:style-name="ce8" office:value-type="string">
            <text:p><text:a xlink:href="http://www.kabissa.org/">http://www.kabissa.org/ </text:a></text:p>
          </table:table-cell>
          <table:table-cell office:value-type="string">
            <text:p>Portal containing also blog by several bloggesr interested in ICT4D issues</text:p>
          </table:table-cell>
          <table:table-cell office:value-type="string">
            <text:p>En</text:p>
          </table:table-cell>
          <table:table-cell table:number-columns-repeated="252"/>
        </table:table-row>
        <table:table-row table:style-name="ro2">
          <table:table-cell office:value-type="string">
            <text:p>kafui.com</text:p>
          </table:table-cell>
          <table:table-cell table:style-name="ce8" office:value-type="string">
            <text:p><text:a xlink:href="http://www.kafui.com/blog/">http://www.kafui.com/blog/ </text:a></text:p>
          </table:table-cell>
          <table:table-cell office:value-type="string">
            <text:p>Blog by Ghanian ICT activist Kafui Amenu Prebbie</text:p>
          </table:table-cell>
          <table:table-cell office:value-type="string">
            <text:p>En</text:p>
          </table:table-cell>
          <table:table-cell table:number-columns-repeated="252"/>
        </table:table-row>
        <table:table-row table:style-name="ro7">
          <table:table-cell office:value-type="string">
            <text:p>Kenyan Pundit</text:p>
          </table:table-cell>
          <table:table-cell office:value-type="string">
            <text:p><text:a xlink:href="http://www.kenyanpundit.com/category/technology/">http://www.kenyanpundit.com/category/technology/</text:a> </text:p>
          </table:table-cell>
          <table:table-cell office:value-type="string">
            <text:p>Blog by Ory Okolloh - a lawyer, a political activist and a blogger. She is the co-founder of Mzalendo a website that tracks the performance of Kenyan Members of Parliament, and the co-founder of Ushahidi, a website that grew out of the political crisis in Kenya and that maps both incidents of violence and peace efforts. One of her blog's section focuses on technology</text:p>
          </table:table-cell>
          <table:table-cell office:value-type="string">
            <text:p>En</text:p>
          </table:table-cell>
          <table:table-cell table:number-columns-repeated="252"/>
        </table:table-row>
        <table:table-row table:style-name="ro2">
          <table:table-cell office:value-type="string">
            <text:p>Many Possibilities</text:p>
          </table:table-cell>
          <table:table-cell table:style-name="ce8" office:value-type="string">
            <text:p><text:a xlink:href="http://manypossibilities.net/">http://manypossibilities.net/ </text:a></text:p>
          </table:table-cell>
          <table:table-cell office:value-type="string">
            <text:p>Blog on ICT4D-related issues in Africa by Steve Song</text:p>
          </table:table-cell>
          <table:table-cell office:value-type="string">
            <text:p>En</text:p>
          </table:table-cell>
          <table:table-cell table:number-columns-repeated="252"/>
        </table:table-row>
        <table:table-row table:style-name="ro2">
          <table:table-cell office:value-type="string">
            <text:p>Mbarika Notes</text:p>
          </table:table-cell>
          <table:table-cell table:style-name="ce8" office:value-type="string">
            <text:p><text:a xlink:href="http://www.vmbarika.com/">http://www.vmbarika.com/ </text:a></text:p>
          </table:table-cell>
          <table:table-cell office:value-type="string">
            <text:p>Blog on bridging digital divide in Africa by ICT consultant Victor W. Mbarika</text:p>
          </table:table-cell>
          <table:table-cell office:value-type="string">
            <text:p>En</text:p>
          </table:table-cell>
          <table:table-cell table:number-columns-repeated="252"/>
        </table:table-row>
        <table:table-row table:style-name="ro2">
          <table:table-cell table:style-name="ce7" office:value-type="string">
            <text:p>Me</text:p>
          </table:table-cell>
          <table:table-cell table:style-name="ce8" office:value-type="string">
            <text:p><text:a xlink:href="http://lilna.wordpress.com/">http://lilna.wordpress.com/ </text:a></text:p>
          </table:table-cell>
          <table:table-cell office:value-type="string">
            <text:p>Private blog of Ugandean ICT trainer and advocate Lillian Nalvoga</text:p>
          </table:table-cell>
          <table:table-cell office:value-type="string">
            <text:p>En</text:p>
          </table:table-cell>
          <table:table-cell table:number-columns-repeated="252"/>
        </table:table-row>
        <table:table-row table:style-name="ro2">
          <table:table-cell table:style-name="ce7" office:value-type="string">
            <text:p>Mona Eltahawy</text:p>
          </table:table-cell>
          <table:table-cell table:style-name="Default" office:value-type="string">
            <text:p><text:a xlink:href="http://www.monaeltahawy.com/blog/">http://www.monaeltahawy.com/blog/</text:a> </text:p>
          </table:table-cell>
          <table:table-cell table:style-name="Default" office:value-type="string">
            <text:p>Blog by US-based Egyptian Mona Eltahawy on politics, freedom of expression and technology</text:p>
          </table:table-cell>
          <table:table-cell table:style-name="Default" office:value-type="string">
            <text:p>En</text:p>
          </table:table-cell>
          <table:table-cell table:number-columns-repeated="252"/>
        </table:table-row>
        <table:table-row table:style-name="ro2">
          <table:table-cell office:value-type="string">
            <text:p>My Hearth's in Accra</text:p>
          </table:table-cell>
          <table:table-cell table:style-name="ce8" office:value-type="string">
            <text:p><text:a xlink:href="http://www.ethanzuckerman.com/blog/">http://www.ethanzuckerman.com/blog/ </text:a></text:p>
          </table:table-cell>
          <table:table-cell office:value-type="string">
            <text:p>Ethan Zuckerman's blog on Africa</text:p>
          </table:table-cell>
          <table:table-cell office:value-type="string">
            <text:p>En</text:p>
          </table:table-cell>
          <table:table-cell table:number-columns-repeated="252"/>
        </table:table-row>
        <table:table-row table:style-name="ro5">
          <table:table-cell office:value-type="string">
            <text:p>n’cho blog</text:p>
          </table:table-cell>
          <table:table-cell table:style-name="ce8" office:value-type="string">
            <text:p><text:a xlink:href="http://genesmith.org/">http://genesmith.org/ </text:a></text:p>
          </table:table-cell>
          <table:table-cell office:value-type="string">
            <text:p>A blog by US blogger Gene Smith – Africa 2.0…looking at how the rise of user-generated content and innovations in internet connectivity are impacting Africa</text:p>
          </table:table-cell>
          <table:table-cell office:value-type="string">
            <text:p>En</text:p>
          </table:table-cell>
          <table:table-cell table:number-columns-repeated="252"/>
        </table:table-row>
        <table:table-row table:style-name="ro5">
          <table:table-cell office:value-type="string">
            <text:p>NAKASEKE CMC &amp; LIBRARY </text:p>
          </table:table-cell>
          <table:table-cell office:value-type="string">
            <text:p><text:a xlink:href="http://www.nakasekecmc.blogspot.com/">http://www.nakasekecmc.blogspot.com/</text:a> </text:p>
          </table:table-cell>
          <table:table-cell office:value-type="string">
            <text:p>Blog of Ugandan telecentre Nakaseke. This CMC is part of a series of piloted Telecentre established to test, disseminate and assess the impact and viability of CMCs in Africa</text:p>
          </table:table-cell>
          <table:table-cell office:value-type="string">
            <text:p>En</text:p>
          </table:table-cell>
          <table:table-cell table:number-columns-repeated="252"/>
        </table:table-row>
        <table:table-row table:style-name="ro5">
          <table:table-cell office:value-type="string">
            <text:p>NextBillion.net</text:p>
          </table:table-cell>
          <table:table-cell table:style-name="ce8" office:value-type="string">
            <text:p><text:a xlink:href="http://www.nextbillion.net/">http://www.nextbillion.net/ </text:a></text:p>
          </table:table-cell>
          <table:table-cell office:value-type="string">
            <text:p>discussion on sustainable business models that address the needs of the world's poorest citizens.</text:p>
          </table:table-cell>
          <table:table-cell office:value-type="string">
            <text:p>En</text:p>
          </table:table-cell>
          <table:table-cell table:number-columns-repeated="252"/>
        </table:table-row>
        <table:table-row table:style-name="ro2">
          <table:table-cell office:value-type="string">
            <text:p>Ore's Notes </text:p>
          </table:table-cell>
          <table:table-cell table:style-name="ce11" office:value-type="string">
            <text:p><text:a xlink:href="http://orenotes.blogspot.com/">http://orenotes.blogspot.com </text:a></text:p>
          </table:table-cell>
          <table:table-cell office:value-type="string">
            <text:p>Life in Lagos, Nonprofits, Technology - Oreoluwa Somolu's personal blog</text:p>
          </table:table-cell>
          <table:table-cell office:value-type="string">
            <text:p>En</text:p>
          </table:table-cell>
          <table:table-cell table:number-columns-repeated="252"/>
        </table:table-row>
        <table:table-row table:style-name="ro5">
          <table:table-cell office:value-type="string">
            <text:p>PenPlusBytes</text:p>
          </table:table-cell>
          <table:table-cell table:style-name="ce8" office:value-type="string">
            <text:p><text:a xlink:href="http://penplusbytes.blogspot.com/">http://penplusbytes.blogspot.com/ </text:a></text:p>
          </table:table-cell>
          <table:table-cell office:value-type="string">
            <text:p>It consists of a network of media organizations and journalists interested in using ICTs effectively to advance journalism.</text:p>
          </table:table-cell>
          <table:table-cell office:value-type="string">
            <text:p>En</text:p>
          </table:table-cell>
          <table:table-cell table:number-columns-repeated="252"/>
        </table:table-row>
        <table:table-row table:style-name="ro5">
          <table:table-cell office:value-type="string">
            <text:p>saidia.org</text:p>
          </table:table-cell>
          <table:table-cell table:style-name="ce8" office:value-type="string">
            <text:p><text:a xlink:href="http://www.saidia.org/">http://www.saidia.org </text:a></text:p>
          </table:table-cell>
          <table:table-cell office:value-type="string">
            <text:p>Blog by Kabissa founder and blogger Tobias Engen – focus on ICT4D In Africa, web2forDev, use of mobile technology, etc.</text:p>
          </table:table-cell>
          <table:table-cell office:value-type="string">
            <text:p>En</text:p>
          </table:table-cell>
          <table:table-cell table:number-columns-repeated="252"/>
        </table:table-row>
        <table:table-row table:style-name="ro5">
          <table:table-cell office:value-type="string">
            <text:p>Salam Taki</text:p>
          </table:table-cell>
          <table:table-cell table:style-name="ce8" office:value-type="string">
            <text:p><text:a xlink:href="http://owerahbits.blogspot.com/">http://owerahbits.blogspot.com/ </text:a></text:p>
          </table:table-cell>
          <table:table-cell office:value-type="string">
            <text:p>Blog by Salam Taki - Circumferencing information society, information and communication technologies (ICTs), rights, and governance in Uganda, and Southern Sudan</text:p>
          </table:table-cell>
          <table:table-cell office:value-type="string">
            <text:p>En</text:p>
          </table:table-cell>
          <table:table-cell table:number-columns-repeated="252"/>
        </table:table-row>
        <table:table-row table:style-name="ro2">
          <table:table-cell office:value-type="string">
            <text:p>Scarlet Lion</text:p>
          </table:table-cell>
          <table:table-cell office:value-type="string">
            <text:p><text:a xlink:href="http://ugandascarlettlion.blogspot.com/">http://ugandascarlettlion.blogspot.com/</text:a> </text:p>
          </table:table-cell>
          <table:table-cell office:value-type="string">
            <text:p>Anonymous Ugandan blogger blogging on technology, politics, war...</text:p>
          </table:table-cell>
          <table:table-cell office:value-type="string">
            <text:p>En</text:p>
          </table:table-cell>
          <table:table-cell table:number-columns-repeated="252"/>
        </table:table-row>
        <table:table-row table:style-name="ro2">
          <table:table-cell table:style-name="ce7" office:value-type="string">
            <text:p>the African Uptimist</text:p>
          </table:table-cell>
          <table:table-cell table:style-name="ce10" office:value-type="string">
            <text:p><text:span text:style-name="T1"><text:a xlink:href="http://agbe.typepad.com/the_african_uptimist/">http://agbe.typepad.com/the_african_uptimist/</text:a></text:span></text:p>
          </table:table-cell>
          <table:table-cell table:style-name="Default" office:value-type="string">
            <text:p>Blog by Lawrence Agbemabiese - a programme officer at UNEP's Division of Technology, Industry and Economics. Focus on alternative energy resources</text:p>
          </table:table-cell>
          <table:table-cell table:style-name="Default" office:value-type="string">
            <text:p>En</text:p>
          </table:table-cell>
          <table:table-cell table:number-columns-repeated="252"/>
        </table:table-row>
        <table:table-row table:style-name="ro2">
          <table:table-cell office:value-type="string">
            <text:p>The Knowledge Commune</text:p>
          </table:table-cell>
          <table:table-cell table:style-name="ce8" office:value-type="string">
            <text:p><text:span text:style-name="T1"><text:a xlink:href="http://www.knowledgecommune.com/blog/">http://www.knowledgecommune.com/blog/</text:a></text:span></text:p>
          </table:table-cell>
          <table:table-cell office:value-type="string">
            <text:p>Blog focused on ICT4D in South Africa</text:p>
          </table:table-cell>
          <table:table-cell office:value-type="string">
            <text:p>En</text:p>
          </table:table-cell>
          <table:table-cell table:number-columns-repeated="252"/>
        </table:table-row>
        <table:table-row table:style-name="ro5">
          <table:table-cell table:style-name="ce7" office:value-type="string">
            <text:p>The Networking for Success Project</text:p>
          </table:table-cell>
          <table:table-cell table:style-name="ce10" office:value-type="string">
            <text:p><text:a xlink:href="http://www.w-teconline.org/nfsblog/">http://www.w-teconline.org/nfsblog/ </text:a></text:p>
          </table:table-cell>
          <table:table-cell office:value-type="string">
            <text:p>W.TEC's project called Networking for Success focused on introducing Nigerian women to web 2.0 and other ICTs</text:p>
          </table:table-cell>
          <table:table-cell table:style-name="Default" office:value-type="string">
            <text:p>En</text:p>
          </table:table-cell>
          <table:table-cell table:number-columns-repeated="252"/>
        </table:table-row>
        <table:table-row table:style-name="ro5">
          <table:table-cell office:value-type="string">
            <text:p>Timbuktu Chronicles</text:p>
          </table:table-cell>
          <table:table-cell table:style-name="ce8" office:value-type="string">
            <text:p><text:a xlink:href="http://timbuktuchronicles.blogspot.com/">http://timbuktuchronicles.blogspot.com/ </text:a></text:p>
          </table:table-cell>
          <table:table-cell office:value-type="string">
            <text:p>Emeka Okafor's “view of Africa and Africans with a focus on entrepreneurship,innovation,technology,practical remedies and other self sustaining activities”</text:p>
          </table:table-cell>
          <table:table-cell office:value-type="string">
            <text:p>En</text:p>
          </table:table-cell>
          <table:table-cell table:number-columns-repeated="252"/>
        </table:table-row>
        <table:table-row table:style-name="ro5">
          <table:table-cell office:value-type="string">
            <text:p>TK'S NICHE</text:p>
          </table:table-cell>
          <table:table-cell table:style-name="ce8" office:value-type="string">
            <text:p><text:a xlink:href="http://toks4adetuyi.blogspot.com/">http://toks4adetuyi.blogspot.com/ </text:a></text:p>
          </table:table-cell>
          <table:table-cell office:value-type="string">
            <text:p>Blog by Nigerian blogger Toks Adetuyi focusing on social issues and technology (particularly open source)</text:p>
          </table:table-cell>
          <table:table-cell office:value-type="string">
            <text:p>En</text:p>
          </table:table-cell>
          <table:table-cell table:number-columns-repeated="252"/>
        </table:table-row>
        <table:table-row table:style-name="ro2">
          <table:table-cell office:value-type="string">
            <text:p>TylerReed</text:p>
          </table:table-cell>
          <table:table-cell table:style-name="ce8" office:value-type="string">
            <text:p><text:a xlink:href="http://www.tylerreed.co.za/">http://www.tylerreed.co.za/ </text:a></text:p>
          </table:table-cell>
          <table:table-cell office:value-type="string">
            <text:p>Blog on strategic use of ICTs by South African blogger Tyler Reed</text:p>
          </table:table-cell>
          <table:table-cell office:value-type="string">
            <text:p>En</text:p>
          </table:table-cell>
          <table:table-cell table:number-columns-repeated="252"/>
        </table:table-row>
        <table:table-row table:style-name="ro2">
          <table:table-cell office:value-type="string">
            <text:p>Ushahidi</text:p>
          </table:table-cell>
          <table:table-cell table:style-name="ce8" office:value-type="string">
            <text:p><text:a xlink:href="http://www.ushahidi.com/">http://www.ushahidi.com/ </text:a></text:p>
          </table:table-cell>
          <table:table-cell office:value-type="string">
            <text:p>Open blog collecting violent incidents in Western Kenya</text:p>
          </table:table-cell>
          <table:table-cell office:value-type="string">
            <text:p>En</text:p>
          </table:table-cell>
          <table:table-cell table:number-columns-repeated="252"/>
        </table:table-row>
        <table:table-row table:style-name="ro2">
          <table:table-cell office:value-type="string">
            <text:p>What An African Woman Thinks </text:p>
          </table:table-cell>
          <table:table-cell table:style-name="ce8" office:value-type="string">
            <text:p><text:a xlink:href="http://wherehermadnessresides.blogspot.com/">http://wherehermadnessresides.blogspot.com </text:a></text:p>
          </table:table-cell>
          <table:table-cell office:value-type="string">
            <text:p>Blog primarily on African politics and media by an anonymous blogger</text:p>
          </table:table-cell>
          <table:table-cell office:value-type="string">
            <text:p>En</text:p>
          </table:table-cell>
          <table:table-cell table:number-columns-repeated="252"/>
        </table:table-row>
        <table:table-row table:style-name="ro2">
          <table:table-cell office:value-type="string">
            <text:p>White African</text:p>
          </table:table-cell>
          <table:table-cell table:style-name="ce8" office:value-type="string">
            <text:p><text:a xlink:href="http://whiteafrican.com/">http://whiteafrican.com/ </text:a></text:p>
          </table:table-cell>
          <table:table-cell office:value-type="string">
            <text:p>Erik Hersman's blog about technology and how it is impacting, and can change, Africa</text:p>
          </table:table-cell>
          <table:table-cell office:value-type="string">
            <text:p>En</text:p>
          </table:table-cell>
          <table:table-cell table:number-columns-repeated="252"/>
        </table:table-row>
        <table:table-row table:style-name="ro2">
          <table:table-cell office:value-type="string">
            <text:p>Women's Technology Empoweremnt Centre (W.TEC)</text:p>
          </table:table-cell>
          <table:table-cell table:style-name="ce8" office:value-type="string">
            <text:p><text:a xlink:href="http://www.w-teconline.org/blog/">﻿http://www.w-teconline.org/blog/ </text:a></text:p>
          </table:table-cell>
          <table:table-cell office:value-type="string">
            <text:p>Blog of the Women's Technology Empoweremnt Centre (W.TEC). </text:p>
          </table:table-cell>
          <table:table-cell office:value-type="string">
            <text:p>En</text:p>
          </table:table-cell>
          <table:table-cell table:number-columns-repeated="252"/>
        </table:table-row>
        <table:table-row table:style-name="ro8">
          <table:table-cell office:value-type="string">
            <text:p>Manal and Alaa's bit bucket free speech from the bletches</text:p>
          </table:table-cell>
          <table:table-cell table:style-name="ce8" office:value-type="string">
            <text:p><text:a xlink:href="http://www.manalaa.net/">http://www.manalaa.net/ </text:a></text:p>
          </table:table-cell>
          <table:table-cell office:value-type="string">
            <text:p>Blog on technology and freedom of expression by Egyptian Bloggers Manal Hassan and Alaa Abd El Fattah</text:p>
          </table:table-cell>
          <table:table-cell office:value-type="string">
            <text:p>En, Arabic</text:p>
          </table:table-cell>
          <table:table-cell table:number-columns-repeated="252"/>
        </table:table-row>
        <table:table-row table:style-name="ro8">
          <table:table-cell table:style-name="ce7" office:value-type="string">
            <text:p>Africa 2.0</text:p>
          </table:table-cell>
          <table:table-cell table:style-name="ce10" office:value-type="string">
            <text:p><text:a xlink:href="http://africa2point0.wordpress.com/">http://africa2point0.wordpress.com/ </text:a></text:p>
          </table:table-cell>
          <table:table-cell table:style-name="Default" office:value-type="string">
            <text:p>Blog on technology by number of African bloggers</text:p>
          </table:table-cell>
          <table:table-cell table:style-name="Default" office:value-type="string">
            <text:p>Fr</text:p>
          </table:table-cell>
          <table:table-cell table:number-columns-repeated="252"/>
        </table:table-row>
        <table:table-row table:style-name="ro8">
          <table:table-cell office:value-type="string">
            <text:p>APC Blog – French</text:p>
          </table:table-cell>
          <table:table-cell table:style-name="ce8" office:value-type="string">
            <text:p><text:a xlink:href="http://www.apc.org/fr/blog">http://www.apc.org/fr/blog </text:a></text:p>
          </table:table-cell>
          <table:table-cell office:value-type="string">
            <text:p>Blog of The Association for Progressive Communications APC</text:p>
          </table:table-cell>
          <table:table-cell office:value-type="string">
            <text:p>Fr</text:p>
          </table:table-cell>
          <table:table-cell table:number-columns-repeated="252"/>
        </table:table-row>
        <table:table-row table:style-name="ro2">
          <table:table-cell office:value-type="string">
            <text:p>BAW – Blog for African Women</text:p>
          </table:table-cell>
          <table:table-cell table:style-name="ce8" office:value-type="string">
            <text:p><text:a xlink:href="http://www.pambazuka.org/blogs/bawo/">http://www.pambazuka.org/blogs/bawo/ </text:a></text:p>
          </table:table-cell>
          <table:table-cell/>
          <table:table-cell office:value-type="string">
            <text:p>Fr</text:p>
          </table:table-cell>
          <table:table-cell table:number-columns-repeated="252"/>
        </table:table-row>
        <table:table-row table:style-name="ro2">
          <table:table-cell office:value-type="string">
            <text:p>Burkina NTIC</text:p>
          </table:table-cell>
          <table:table-cell table:style-name="ce8" office:value-type="string">
            <text:p><text:a xlink:href="http://www.burkina-ntic.net/">http://www.burkina-ntic.net/</text:a> </text:p>
          </table:table-cell>
          <table:table-cell office:value-type="string">
            <text:p>Portal for the use of ICTs for development in Burkina Faso</text:p>
          </table:table-cell>
          <table:table-cell office:value-type="string">
            <text:p>Fr</text:p>
          </table:table-cell>
          <table:table-cell table:number-columns-repeated="252"/>
        </table:table-row>
        <table:table-row table:style-name="ro2">
          <table:table-cell office:value-type="string">
            <text:p>Iafric News</text:p>
          </table:table-cell>
          <table:table-cell table:style-name="ce8" office:value-type="string">
            <text:p><text:a xlink:href="http://www.iafric.net/info/">http://www.iafric.net/info/</text:a> </text:p>
          </table:table-cell>
          <table:table-cell office:value-type="string">
            <text:p>Blog on ICT &amp; Development in Bénin and Africa</text:p>
          </table:table-cell>
          <table:table-cell office:value-type="string">
            <text:p>Fr</text:p>
          </table:table-cell>
          <table:table-cell table:number-columns-repeated="252"/>
        </table:table-row>
        <table:table-row table:style-name="ro2">
          <table:table-cell office:value-type="string">
            <text:p>Jibril TOUZI | ICT4D Blog in Africa</text:p>
          </table:table-cell>
          <table:table-cell table:style-name="ce8" office:value-type="string">
            <text:p><text:a xlink:href="http://jtouzi.africa-web.org/index.php">http://jtouzi.africa-web.org/index.php </text:a></text:p>
          </table:table-cell>
          <table:table-cell office:value-type="string">
            <text:p>Blog on technology with particular focus on open source by Jibril Touzi</text:p>
          </table:table-cell>
          <table:table-cell office:value-type="string">
            <text:p>Fr</text:p>
          </table:table-cell>
          <table:table-cell table:number-columns-repeated="252"/>
        </table:table-row>
        <table:table-row table:style-name="ro2">
          <table:table-cell office:value-type="string">
            <text:p>Journalisme engagé</text:p>
          </table:table-cell>
          <table:table-cell table:style-name="ce8" office:value-type="string">
            <text:p><text:a xlink:href="http://ramses1.blog4ever.com/">﻿http://ramses1.blog4ever.com</text:a></text:p>
          </table:table-cell>
          <table:table-cell office:value-type="string">
            <text:p>Freedom of expression</text:p>
          </table:table-cell>
          <table:table-cell office:value-type="string">
            <text:p>Fr</text:p>
          </table:table-cell>
          <table:table-cell table:number-columns-repeated="252"/>
        </table:table-row>
        <table:table-row table:style-name="ro2">
          <table:table-cell office:value-type="string">
            <text:p>Le blog de Mehdi “BLOG MAROCAIN” NTIC &amp; TELECOM</text:p>
          </table:table-cell>
          <table:table-cell table:style-name="ce8" office:value-type="string">
            <text:p><text:a xlink:href="http://mehdinews.canalblog.com/">http://mehdinews.canalblog.com/</text:a> </text:p>
          </table:table-cell>
          <table:table-cell/>
          <table:table-cell office:value-type="string">
            <text:p>Fr</text:p>
          </table:table-cell>
          <table:table-cell table:number-columns-repeated="252"/>
        </table:table-row>
        <table:table-row table:style-name="ro2">
          <table:table-cell office:value-type="string">
            <text:p>Made in Bénin</text:p>
          </table:table-cell>
          <table:table-cell table:style-name="ce8" office:value-type="string">
            <text:p><text:a xlink:href="http://mathias.houngbo.net/">http://mathias.houngbo.net/ </text:a></text:p>
          </table:table-cell>
          <table:table-cell office:value-type="string">
            <text:p>Blog on technology by Beninese blogger Mathias HOUNGBO </text:p>
          </table:table-cell>
          <table:table-cell office:value-type="string">
            <text:p>Fr</text:p>
          </table:table-cell>
          <table:table-cell table:number-columns-repeated="252"/>
        </table:table-row>
        <table:table-row table:style-name="ro2">
          <table:table-cell office:value-type="string">
            <text:p>Rural-Urban Digital School Mission </text:p>
          </table:table-cell>
          <table:table-cell table:style-name="ce8" office:value-type="string">
            <text:p><text:a xlink:href="http://www.dedankimathi.blogspot.com/">http://www.dedankimathi.blogspot.com/ </text:a></text:p>
          </table:table-cell>
          <table:table-cell office:value-type="string">
            <text:p>Personal blog of Dedan Kimathi, an ICT advocate from Nairobi and itrainer</text:p>
          </table:table-cell>
          <table:table-cell office:value-type="string">
            <text:p>Fr</text:p>
          </table:table-cell>
          <table:table-cell table:number-columns-repeated="252"/>
        </table:table-row>
        <table:table-row table:style-name="ro2">
          <table:table-cell office:value-type="string">
            <text:p>Youssef Boubia – NTIC Blog</text:p>
          </table:table-cell>
          <table:table-cell table:style-name="ce8" office:value-type="string">
            <text:p><text:a xlink:href="http://youssef.boubia.com/">http://youssef.boubia.com/</text:a> </text:p>
          </table:table-cell>
          <table:table-cell office:value-type="string">
            <text:p>Blog on ICT &amp; development by the blogger Youssef Boubia</text:p>
          </table:table-cell>
          <table:table-cell office:value-type="string">
            <text:p>Fr</text:p>
          </table:table-cell>
          <table:table-cell table:number-columns-repeated="252"/>
        </table:table-row>
        <table:table-row table:style-name="ro2">
          <table:table-cell office:value-type="string">
            <text:p>WEB 2 : acteurs, chiffres clé, outils, tendances, actus</text:p>
          </table:table-cell>
          <table:table-cell table:style-name="ce8" office:value-type="string">
            <text:p><text:a xlink:href="http://totalweb2.blogspot.com/">﻿http://totalweb2.blogspot.com/</text:a></text:p>
          </table:table-cell>
          <table:table-cell office:value-type="string">
            <text:p>focused : web2 and social networking ( tools, keys actors, relation web 2 and ict for dev ...)</text:p>
          </table:table-cell>
          <table:table-cell office:value-type="string">
            <text:p>Fr</text:p>
          </table:table-cell>
          <table:table-cell table:number-columns-repeated="252"/>
        </table:table-row>
        <table:table-row table:style-name="ro2" table:number-rows-repeated="65465">
          <table:table-cell table:number-columns-repeated="256"/>
        </table:table-row>
        <table:table-row table:style-name="ro2">
          <table:table-cell table:number-columns-repeated="256"/>
        </table:table-row>
      </table:table>
      <table:table table:name="methodology" table:style-name="ta2" table:print="false">
        <table:table-column table:style-name="co5" table:default-cell-style-name="ce15"/>
        <table:table-row table:style-name="ro9">
          <table:table-cell office:value-type="string">
            <text:p>Methodology</text:p>
            <text:p/>
            <text:p>Blog selection</text:p>
            <text:p><text:span text:style-name="T2">The compiled list of African blogs is by no means exhaustive. It has been compiled using a combination of research methodologies: </text:span></text:p>
            <text:p><text:span text:style-name="T2"/></text:p>
            <text:p><text:span text:style-name="T2">1. An enquiry has been sent to APC African members, IICD's iTrainers' network (ICT trainers mostly based in Eastern Africa) and a network of African women called APC Affrican Women (AAW). Members of these network pointed us to their blogs or other blogs they are following.</text:span></text:p>
            <text:p><text:span text:style-name="T2">2. An online search has been conducted using major tagging and search systems such as Del.icio.us, Technorati, Reddit, and Furl, using tags such as ICT4D, ICT development Africa, ICT Africa, etc.</text:span></text:p>
            <text:p><text:span text:style-name="T2">3. A snowball method has been used to follow blogs which previously identified blogs point to (mutual referencing is very common for many blogs).</text:span></text:p>
            <text:p><text:span text:style-name="T2"/></text:p>
            <text:p><text:span text:style-name="T2">Blog list includes both blogs from individual bloggers as well as some relevant blogs by groups, NGOs or private companies.</text:span></text:p>
            <text:p><text:span text:style-name="T2"/></text:p>
            <text:p><text:span text:style-name="T2">In terms of regional representation, authors of most listed blogs are located in southern part of Africa, Eastern Africa or Nigeria. Other regions are under-represented, probably due to smaller presence online but particularly because French and Arabic blogs are not properly indexed by above mentioned aggregators/search engined. An experienced French and Arabic speakers would be certainly able to enrich this list with many references to important blogs in these languages.</text:span></text:p>
            <text:p><text:span text:style-name="T2"/></text:p>
            <text:p><text:span text:style-name="T2">Thematically, most listed blogs focus on ICT4D issues, although some are dealing more with online journalism or other related issues. There are both very generally focused blogs (ICT in Africa) as well as blogs looking at very specific issues (alternative energy sources).</text:span></text:p>
            <text:p><text:span text:style-name="T2"/></text:p>
            <text:p><text:span text:style-name="T3">Listing</text:span></text:p>
            <text:p><text:span text:style-name="T2">A spreadsheet has been used to enable sorting blogs by title or language. Adding the information on the provenience of the blogger has been considered but we decided against it as many blogs are compiled by people from several countries or people who live abroad, etc. </text:span></text:p>
            <text:p><text:span text:style-name="T2"/></text:p>
            <text:p><text:span text:style-name="T2">First comes the listing of main African blog aggregators followed by listing of individual blogs</text:span></text:p>
            <text:p><text:span text:style-name="T2"/></text:p>
            <text:p><text:span text:style-name="T2"/></text:p>
          </table:table-cell>
        </table:table-row>
      </table:table>
      <table:named-expressions>
        <table:named-range table:name="inexhaustive_list_of_african_blogs_and_web_2.0_sites" table:base-cell-address="$'Blog list'.$A$1" table:cell-range-address="$'Blog list'.$A$47"/>
      </table:named-expressions>
      <table:database-ranges>
        <table:database-range table:target-range-address="'Blog list'.A14:'Blog list'.IV70" table:contains-header="false">
          <table:sort>
            <table:sort-by table:field-number="3"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4">06/04/2008</text:date>, <text:time>12:29:22</text:time></text:p>
        </style:region-right>
      </style:header>
      <style:header-left style:display="false"/>
      <style:footer>
        <text:p>Page <text:page-number>1</text:page-number> / <text:page-count>99</text:page-count></text:p>
      </style:footer>
      <style:footer-left style:display="false"/>
    </style:master-page>
    <style:master-page style:name="PageStyle_5f_Blog_20_list" style:display-name="PageStyle_Blog list"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methodology" style:display-name="PageStyle_methodology"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Karel Novotny</meta:initial-creator>
    <meta:creation-date>2008-05-20T16:45:48</meta:creation-date>
    <dc:creator>Karel Novotny</dc:creator>
    <dc:date>2008-06-04T12:29:22</dc:date>
    <meta:editing-cycles>126</meta:editing-cycles>
    <meta:editing-duration>P38DT2H26M36S</meta:editing-duration>
    <meta:user-defined meta:name="Info 1"/>
    <meta:user-defined meta:name="Info 2"/>
    <meta:user-defined meta:name="Info 3"/>
    <meta:user-defined meta:name="Info 4"/>
    <meta:document-statistic meta:table-count="2" meta:cell-count="256"/>
  </office:meta>
</office:document-meta>
</file>